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myChart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0:34:51.873000000</meta:creation-date>
    <dc:date>2016-11-09T10:36:24.657000000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761cm" svg:y="3.663cm" style:legend-expansion="high" chart:style-name="ch2"/>
        <chart:plot-area chart:style-name="ch3" chart:data-source-has-labels="both" svg:x="0.769cm" svg:y="0.851cm" svg:width="12.354cm" svg:height="7.549cm">
          <chartooo:coordinate-region svg:x="1.39cm" svg:y="1.063cm" svg:width="11.733cm" svg:height="6.664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